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666666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999999" draw:fill="none" draw:fill-image-width="0cm" draw:fill-image-height="0cm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ff0000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draw:fill-image-width="0cm" draw:fill-image-height="0cm" fo:min-height="1.8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draw:fill-image-width="0cm" draw:fill-image-height="0cm" fo:min-height="1.7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draw:fill-image-width="0cm" draw:fill-image-height="0cm" fo:min-height="1.2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draw:fill-image-width="0cm" draw:fill-image-height="0cm" fo:min-height="1.1cm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6cm" svg:y1="10cm" svg:x2="20.3cm" svg:y2="10cm">
          <text:p/>
        </draw:line>
        <draw:line draw:style-name="gr1" draw:text-style-name="P1" draw:layer="layout" svg:x1="0.5cm" svg:y1="17.4cm" svg:x2="20cm" svg:y2="17.4cm">
          <text:p/>
        </draw:line>
        <draw:line draw:style-name="gr1" draw:text-style-name="P1" draw:layer="layout" svg:x1="6.9cm" svg:y1="3.9cm" svg:x2="6.9cm" svg:y2="24.2cm">
          <text:p/>
        </draw:line>
        <draw:line draw:style-name="gr1" draw:text-style-name="P1" draw:layer="layout" svg:x1="13.4cm" svg:y1="4.2cm" svg:x2="13.4cm" svg:y2="24.3cm">
          <text:p/>
        </draw:line>
        <draw:line draw:style-name="gr2" draw:text-style-name="P1" draw:layer="layout" svg:x1="0.5cm" svg:y1="13.7cm" svg:x2="20cm" svg:y2="13.7cm">
          <text:p/>
        </draw:line>
        <draw:line draw:style-name="gr2" draw:text-style-name="P1" draw:layer="layout" svg:x1="10.2cm" svg:y1="3.9cm" svg:x2="10.2cm" svg:y2="24.7cm">
          <text:p/>
        </draw:line>
        <draw:line draw:style-name="gr3" draw:text-style-name="P1" draw:layer="layout" svg:x1="11.8cm" svg:y1="22.7cm" svg:x2="11.8cm" svg:y2="5.2cm">
          <text:p/>
        </draw:line>
        <draw:line draw:style-name="gr3" draw:text-style-name="P1" draw:layer="layout" svg:x1="2.5cm" svg:y1="15.6cm" svg:x2="18.4cm" svg:y2="15.6cm">
          <text:p/>
        </draw:line>
        <draw:line draw:style-name="gr3" draw:text-style-name="P1" draw:layer="layout" svg:x1="8.6cm" svg:y1="5.7cm" svg:x2="8.6cm" svg:y2="22.7cm">
          <text:p/>
        </draw:line>
        <draw:line draw:style-name="gr3" draw:text-style-name="P1" draw:layer="layout" svg:x1="18.3cm" svg:y1="11.7cm" svg:x2="2.1cm" svg:y2="11.7cm">
          <text:p/>
        </draw:line>
        <draw:frame draw:style-name="gr4" draw:layer="layout" svg:width="3cm" svg:height="2.25cm" svg:x="10.2cm" svg:y="3.8cm">
          <draw:text-box>
            <text:p>NORTH</text:p>
          </draw:text-box>
        </draw:frame>
        <draw:frame draw:style-name="gr5" draw:layer="layout" svg:width="3cm" svg:height="2.2cm" svg:x="7.2cm" svg:y="22.8cm">
          <draw:text-box>
            <text:p>SOUTH</text:p>
          </draw:text-box>
        </draw:frame>
        <draw:frame draw:style-name="gr6" draw:layer="layout" svg:width="3cm" svg:height="1.65cm" svg:x="1.2cm" svg:y="10.15cm">
          <draw:text-box>
            <text:p>WEST</text:p>
          </draw:text-box>
        </draw:frame>
        <draw:frame draw:style-name="gr7" draw:layer="layout" svg:width="3.2cm" svg:height="1.55cm" svg:x="16cm" svg:y="14.2cm">
          <draw:text-box>
            <text:p>EA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dh </meta:initial-creator>
    <meta:creation-date>2015-06-15T11:21:41.882633025</meta:creation-date>
    <dc:date>2015-06-15T12:51:35.640383865</dc:date>
    <dc:creator>Eddh </dc:creator>
    <meta:editing-duration>PT57S</meta:editing-duration>
    <meta:editing-cycles>6</meta:editing-cycles>
    <meta:generator>LibreOffice/4.2.8.2$Linux_X86_64 LibreOffice_project/420m0$Build-2</meta:generator>
    <meta:document-statistic meta:object-count="14"/>
  </office:meta>
</office:document-meta>
</file>